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precision-as-shown="true"/>
      <table:table table:name="Hoja1" table:style-name="ta1">
        <table:shapes>
          <draw:frame draw:z-index="0" draw:style-name="gr1" draw:text-style-name="P1" svg:width="14.731cm" svg:height="8.512cm" svg:x="10.914cm" svg:y="0.486cm">
            <draw:object draw:notify-on-update-of-ranges="Hoja1.D5:Hoja1.D12 Hoja1.E5:Hoja1.E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667cm" svg:height="8.544cm" svg:x="10.98cm" svg:y="9.195cm">
            <draw:object draw:notify-on-update-of-ranges="Hoja1.D24:Hoja1.D31 Hoja1.E24:Hoja1.E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.731cm" svg:height="8.383cm" svg:x="10.981cm" svg:y="18.129cm">
            <draw:object draw:notify-on-update-of-ranges="Hoja1.D44:Hoja1.D51 Hoja1.E44:Hoja1.E5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4.73cm" svg:height="8.351cm" svg:x="10.884cm" svg:y="27cm">
            <draw:object draw:notify-on-update-of-ranges="Hoja1.D64:Hoja1.D71 Hoja1.E64:Hoja1.E7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4.667cm" svg:height="8.222cm" svg:x="11.012cm" svg:y="35.642cm">
            <draw:object draw:notify-on-update-of-ranges="Hoja1.D85:Hoja1.D92 Hoja1.E85:Hoja1.E9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Tiempo [ms]</text:p>
          </table:table-cell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806606" calcext:value-type="float">
            <text:p>806606</text:p>
          </table:table-cell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516116" calcext:value-type="float">
            <text:p>516116</text:p>
          </table:table-cell>
        </table:table-row>
        <table:table-row table:style-name="ro1"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float" office:value="291471" calcext:value-type="float">
            <text:p>291471</text:p>
          </table:table-cell>
        </table:table-row>
        <table:table-row table:style-name="ro1"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260933" calcext:value-type="float">
            <text:p>260933</text:p>
          </table:table-cell>
        </table:table-row>
        <table:table-row table:style-name="ro1"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827" calcext:value-type="float">
            <text:p>248827</text:p>
          </table:table-cell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34206" calcext:value-type="float">
            <text:p>234206</text:p>
          </table:table-cell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201778" calcext:value-type="float">
            <text:p>201778</text:p>
          </table:table-cell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03242" calcext:value-type="float">
            <text:p>203242</text:p>
          </table:table-cell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Tiempo [ms]</text:p>
          </table:table-cell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713717" calcext:value-type="float">
            <text:p>713717</text:p>
          </table:table-cell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490614" calcext:value-type="float">
            <text:p>490614</text:p>
          </table:table-cell>
        </table:table-row>
        <table:table-row table:style-name="ro1"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float" office:value="291369" calcext:value-type="float">
            <text:p>291369</text:p>
          </table:table-cell>
        </table:table-row>
        <table:table-row table:style-name="ro1"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254285" calcext:value-type="float">
            <text:p>254285</text:p>
          </table:table-cell>
        </table:table-row>
        <table:table-row table:style-name="ro1"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6778" calcext:value-type="float">
            <text:p>246778</text:p>
          </table:table-cell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36308" calcext:value-type="float">
            <text:p>236308</text:p>
          </table:table-cell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208803" calcext:value-type="float">
            <text:p>208803</text:p>
          </table:table-cell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98402" calcext:value-type="float">
            <text:p>198402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Tiempo [ms]</text:p>
          </table:table-cell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714653" calcext:value-type="float">
            <text:p>714653</text:p>
          </table:table-cell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492744" calcext:value-type="float">
            <text:p>492744</text:p>
          </table:table-cell>
        </table:table-row>
        <table:table-row table:style-name="ro1"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float" office:value="291922" calcext:value-type="float">
            <text:p>291922</text:p>
          </table:table-cell>
        </table:table-row>
        <table:table-row table:style-name="ro1"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256895" calcext:value-type="float">
            <text:p>256895</text:p>
          </table:table-cell>
        </table:table-row>
        <table:table-row table:style-name="ro1"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55746" calcext:value-type="float">
            <text:p>255746</text:p>
          </table:table-cell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38772" calcext:value-type="float">
            <text:p>238772</text:p>
          </table:table-cell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211143" calcext:value-type="float">
            <text:p>211143</text:p>
          </table:table-cell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01396" calcext:value-type="float">
            <text:p>201396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Tiempo [ms]</text:p>
          </table:table-cell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714728" calcext:value-type="float">
            <text:p>714728</text:p>
          </table:table-cell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492854" calcext:value-type="float">
            <text:p>492854</text:p>
          </table:table-cell>
        </table:table-row>
        <table:table-row table:style-name="ro1"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float" office:value="292545" calcext:value-type="float">
            <text:p>292545</text:p>
          </table:table-cell>
        </table:table-row>
        <table:table-row table:style-name="ro1"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253093" calcext:value-type="float">
            <text:p>253093</text:p>
          </table:table-cell>
        </table:table-row>
        <table:table-row table:style-name="ro1"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9733" calcext:value-type="float">
            <text:p>239733</text:p>
          </table:table-cell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39333" calcext:value-type="float">
            <text:p>239333</text:p>
          </table:table-cell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206666" calcext:value-type="float">
            <text:p>206666</text:p>
          </table:table-cell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98912" calcext:value-type="float">
            <text:p>198912</text:p>
          </table:table-cell>
        </table:table-row>
        <table:table-row table:style-name="ro1" table:number-rows-repeated="12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Tiempo [ms]</text:p>
          </table:table-cell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713733" calcext:value-type="float">
            <text:p>713733</text:p>
          </table:table-cell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496923" calcext:value-type="float">
            <text:p>496923</text:p>
          </table:table-cell>
        </table:table-row>
        <table:table-row table:style-name="ro1"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float" office:value="291481" calcext:value-type="float">
            <text:p>291481</text:p>
          </table:table-cell>
        </table:table-row>
        <table:table-row table:style-name="ro1"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244102" calcext:value-type="float">
            <text:p>244102</text:p>
          </table:table-cell>
        </table:table-row>
        <table:table-row table:style-name="ro1"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2112" calcext:value-type="float">
            <text:p>242112</text:p>
          </table:table-cell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31526" calcext:value-type="float">
            <text:p>231526</text:p>
          </table:table-cell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211468" calcext:value-type="float">
            <text:p>211468</text:p>
          </table:table-cell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98579" calcext:value-type="float">
            <text:p>1985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18:57:24.5402881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4T19:02:08.381286272</dc:date>
    <meta:generator>LibreOffice/4.2.8.2$Linux_X86_64 LibreOffice_project/420m0$Build-2</meta:generator>
    <meta:editing-duration>PT1M18S</meta:editing-duration>
    <meta:editing-cycles>2</meta:editing-cycles>
    <meta:document-statistic meta:table-count="1" meta:cell-count="9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32cm" svg:height="8.513cm" xlink:href=".." xlink:type="simple" chart:class="chart:scatter" chart:style-name="ch1">
        <chart:title svg:x="6.846cm" svg:y="0.306cm" chart:style-name="ch2">
          <text:p>10%</text:p>
        </chart:title>
        <chart:plot-area chart:style-name="ch3" table:cell-range-address="Hoja1.D5:Hoja1.E12" svg:x="1.305cm" svg:y="1.281cm" svg:width="13.133cm" svg:height="6.081cm">
          <chartooo:coordinate-region svg:x="2.667cm" svg:y="1.48cm" svg:width="11.491cm" svg:height="5.235cm"/>
          <chart:axis chart:dimension="x" chart:name="primary-x" chart:style-name="ch4">
            <chart:title svg:x="7.218cm" svg:y="7.532cm" chart:style-name="ch5">
              <text:p>Threads</text:p>
            </chart:title>
            <chart:grid chart:style-name="ch6" chart:class="major"/>
          </chart:axis>
          <chart:axis chart:dimension="y" chart:name="primary-y" chart:style-name="ch4">
            <chart:title svg:x="0.451cm" svg:y="5.238cm" chart:style-name="ch7">
              <text:p>Tiempo [ms]</text:p>
            </chart:title>
            <chart:grid chart:style-name="ch6" chart:class="major"/>
          </chart:axis>
          <chart:series chart:style-name="ch8" chart:values-cell-range-address="Hoja1.E5:Hoja1.E12" chart:class="chart:scatter">
            <chart:domain table:cell-range-address="Hoja1.D5:Hoja1.D1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D5:Hoja1.D12</svg:desc>
                </draw:g>
              </table:table-cell>
              <table:table-cell office:value-type="float" office:value="806606">
                <text:p>806606</text:p>
                <draw:g>
                  <svg:desc>Hoja1.E5:Hoja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6116">
                <text:p>516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91471">
                <text:p>291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60933">
                <text:p>260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48827">
                <text:p>248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34206">
                <text:p>234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01778">
                <text:p>201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203242">
                <text:p>203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668cm" svg:height="8.545cm" xlink:href=".." xlink:type="simple" chart:class="chart:scatter" chart:style-name="ch1">
        <chart:title svg:x="6.814cm" svg:y="0.306cm" chart:style-name="ch2">
          <text:p>20%</text:p>
        </chart:title>
        <chart:plot-area chart:style-name="ch3" table:cell-range-address="Hoja1.D24:Hoja1.E31" svg:x="1.304cm" svg:y="1.281cm" svg:width="13.071cm" svg:height="6.113cm">
          <chartooo:coordinate-region svg:x="2.666cm" svg:y="1.48cm" svg:width="11.429cm" svg:height="5.267cm"/>
          <chart:axis chart:dimension="x" chart:name="primary-x" chart:style-name="ch4">
            <chart:title svg:x="7.186cm" svg:y="7.564cm" chart:style-name="ch5">
              <text:p>Threads</text:p>
            </chart:title>
            <chart:grid chart:style-name="ch6" chart:class="major"/>
          </chart:axis>
          <chart:axis chart:dimension="y" chart:name="primary-y" chart:style-name="ch4">
            <chart:title svg:x="0.451cm" svg:y="5.254cm" chart:style-name="ch7">
              <text:p>Tiempo [ms]</text:p>
            </chart:title>
            <chart:grid chart:style-name="ch6" chart:class="major"/>
          </chart:axis>
          <chart:series chart:style-name="ch8" chart:values-cell-range-address="Hoja1.E24:Hoja1.E31" chart:class="chart:scatter">
            <chart:domain table:cell-range-address="Hoja1.D24:Hoja1.D31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D24:Hoja1.D31</svg:desc>
                </draw:g>
              </table:table-cell>
              <table:table-cell office:value-type="float" office:value="713717">
                <text:p>713717</text:p>
                <draw:g>
                  <svg:desc>Hoja1.E24:Hoja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0614">
                <text:p>490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91369">
                <text:p>291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4285">
                <text:p>254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46778">
                <text:p>246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36308">
                <text:p>236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08803">
                <text:p>208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98402">
                <text:p>1984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32cm" svg:height="8.384cm" xlink:href=".." xlink:type="simple" chart:class="chart:scatter" chart:style-name="ch1">
        <chart:title svg:x="6.846cm" svg:y="0.303cm" chart:style-name="ch2">
          <text:p>30%</text:p>
        </chart:title>
        <chart:plot-area chart:style-name="ch3" table:cell-range-address="Hoja1.D44:Hoja1.E51" svg:x="1.305cm" svg:y="1.275cm" svg:width="13.133cm" svg:height="5.961cm">
          <chartooo:coordinate-region svg:x="2.667cm" svg:y="1.474cm" svg:width="11.491cm" svg:height="5.115cm"/>
          <chart:axis chart:dimension="x" chart:name="primary-x" chart:style-name="ch4">
            <chart:title svg:x="7.218cm" svg:y="7.403cm" chart:style-name="ch5">
              <text:p>Threads</text:p>
            </chart:title>
          </chart:axis>
          <chart:axis chart:dimension="y" chart:name="primary-y" chart:style-name="ch4">
            <chart:title svg:x="0.451cm" svg:y="5.172cm" chart:style-name="ch6">
              <text:p>Tiempo [ms]</text:p>
            </chart:title>
            <chart:grid chart:style-name="ch7" chart:class="major"/>
          </chart:axis>
          <chart:series chart:style-name="ch8" chart:values-cell-range-address="Hoja1.E44:Hoja1.E51" chart:class="chart:scatter">
            <chart:domain table:cell-range-address="Hoja1.D44:Hoja1.D51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D44:Hoja1.D51</svg:desc>
                </draw:g>
              </table:table-cell>
              <table:table-cell office:value-type="float" office:value="714653">
                <text:p>714653</text:p>
                <draw:g>
                  <svg:desc>Hoja1.E44:Hoja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2744">
                <text:p>4927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91922">
                <text:p>291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6895">
                <text:p>256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55746">
                <text:p>255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38772">
                <text:p>238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11143">
                <text:p>211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201396">
                <text:p>2013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31cm" svg:height="8.352cm" xlink:href=".." xlink:type="simple" chart:class="chart:scatter" chart:style-name="ch1">
        <chart:title svg:x="6.845cm" svg:y="0.303cm" chart:style-name="ch2">
          <text:p>40%</text:p>
        </chart:title>
        <chart:plot-area chart:style-name="ch3" table:cell-range-address="Hoja1.D64:Hoja1.E71" svg:x="1.305cm" svg:y="1.275cm" svg:width="13.132cm" svg:height="5.929cm">
          <chartooo:coordinate-region svg:x="2.667cm" svg:y="1.474cm" svg:width="11.49cm" svg:height="5.083cm"/>
          <chart:axis chart:dimension="x" chart:name="primary-x" chart:style-name="ch4">
            <chart:title svg:x="7.218cm" svg:y="7.371cm" chart:style-name="ch5">
              <text:p>Threads</text:p>
            </chart:title>
          </chart:axis>
          <chart:axis chart:dimension="y" chart:name="primary-y" chart:style-name="ch4">
            <chart:title svg:x="0.451cm" svg:y="5.156cm" chart:style-name="ch6">
              <text:p>Tiempo [ms]</text:p>
            </chart:title>
            <chart:grid chart:style-name="ch7" chart:class="major"/>
          </chart:axis>
          <chart:series chart:style-name="ch8" chart:values-cell-range-address="Hoja1.E64:Hoja1.E71" chart:class="chart:scatter">
            <chart:domain table:cell-range-address="Hoja1.D64:Hoja1.D71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D64:Hoja1.D71</svg:desc>
                </draw:g>
              </table:table-cell>
              <table:table-cell office:value-type="float" office:value="714728">
                <text:p>714728</text:p>
                <draw:g>
                  <svg:desc>Hoja1.E64:Hoja1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2854">
                <text:p>492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92545">
                <text:p>292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3093">
                <text:p>253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39733">
                <text:p>239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39333">
                <text:p>239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06666">
                <text:p>206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98912">
                <text:p>1989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668cm" svg:height="8.223cm" xlink:href=".." xlink:type="simple" chart:class="chart:scatter" chart:style-name="ch1">
        <chart:title svg:x="6.814cm" svg:y="0.3cm" chart:style-name="ch2">
          <text:p>50%</text:p>
        </chart:title>
        <chart:plot-area chart:style-name="ch3" table:cell-range-address="Hoja1.D85:Hoja1.E92" svg:x="1.304cm" svg:y="1.269cm" svg:width="13.071cm" svg:height="5.809cm">
          <chartooo:coordinate-region svg:x="2.666cm" svg:y="1.468cm" svg:width="11.429cm" svg:height="4.963cm"/>
          <chart:axis chart:dimension="x" chart:name="primary-x" chart:style-name="ch4">
            <chart:title svg:x="7.186cm" svg:y="7.242cm" chart:style-name="ch5">
              <text:p>Threads</text:p>
            </chart:title>
          </chart:axis>
          <chart:axis chart:dimension="y" chart:name="primary-y" chart:style-name="ch4">
            <chart:title svg:x="0.451cm" svg:y="5.09cm" chart:style-name="ch6">
              <text:p>Tiempo [ms]</text:p>
            </chart:title>
            <chart:grid chart:style-name="ch7" chart:class="major"/>
          </chart:axis>
          <chart:series chart:style-name="ch8" chart:values-cell-range-address="Hoja1.E85:Hoja1.E92" chart:class="chart:scatter">
            <chart:domain table:cell-range-address="Hoja1.D85:Hoja1.D9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D85:Hoja1.D92</svg:desc>
                </draw:g>
              </table:table-cell>
              <table:table-cell office:value-type="float" office:value="713733">
                <text:p>713733</text:p>
                <draw:g>
                  <svg:desc>Hoja1.E85:Hoja1.E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6923">
                <text:p>496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91481">
                <text:p>291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44102">
                <text:p>244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42112">
                <text:p>242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31526">
                <text:p>231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11468">
                <text:p>211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98579">
                <text:p>1985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